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6000002D9255999EF5738E4C9.png" manifest:media-type="image/png"/>
  <manifest:file-entry manifest:full-path="Pictures/100002010000006C00000084C67284E2581779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3" svg:font-family="Calibri" style:font-family-generic="modern"/>
    <style:font-face style:name="Calibri Light1" svg:font-family="'Calibri Light'" style:font-family-generic="modern"/>
    <style:font-face style:name="Consolas" svg:font-family="Consolas" style:font-family-generic="modern"/>
    <style:font-face style:name="Calibri2" svg:font-family="Calibri" style:font-family-generic="swiss"/>
    <style:font-face style:name="Segoe1" svg:font-family="Segoe" style:font-family-generic="swiss"/>
    <style:font-face style:name="Calibri4" svg:font-family="Calibri" style:font-pitch="fixed"/>
    <style:font-face style:name="Calibri Light2" svg:font-family="'Calibri Light'" style:font-pitch="fixed"/>
    <style:font-face style:name="Consolas2" svg:font-family="Consolas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nsolas4" svg:font-family="Consolas" style:font-family-generic="swiss" style:font-pitch="fixed"/>
    <style:font-face style:name="Segoe2" svg:font-family="Segoe" style:font-family-generic="swiss" style:font-pitch="fixed"/>
    <style:font-face style:name="Calibri" svg:font-family="Calibri" style:font-pitch="variable"/>
    <style:font-face style:name="Calibri Light3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onsolas3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Segoe3" svg:font-family="Segoe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Segoe" svg:font-family="Segoe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7.951cm" fo:min-width="20.902cm" fo:padding-top="0.125cm" fo:padding-bottom="0.125cm" fo:padding-left="0.25cm" fo:padding-right="0.25cm" fo:wrap-option="wrap" style:protect="position size"/>
    </style:style>
    <style:style style:name="gr3" style:family="graphic" style:parent-style-name="standard" style:list-style-name="L5">
      <style:graphic-properties draw:stroke="solid" svg:stroke-width="0.035cm" svg:stroke-color="#4472c4" draw:stroke-linejoin="miter" svg:stroke-linecap="butt" draw:fill="solid" draw:fill-color="#4472c4" draw:textarea-vertical-align="middle" draw:auto-grow-height="false" draw:fit-to-size="false" style:shrink-to-fit="false" fo:min-height="1.264cm" fo:min-width="5.651cm" fo:padding-top="0.248cm" fo:padding-bottom="0.248cm" fo:padding-left="0.435cm" fo:padding-right="0.435cm" fo:wrap-option="wrap"/>
      <style:paragraph-properties style:writing-mode="lr-tb"/>
    </style:style>
    <style:style style:name="gr4" style:family="graphic" style:parent-style-name="standard" style:list-style-name="L6">
      <style:graphic-properties draw:stroke="solid" svg:stroke-width="0.035cm" svg:stroke-color="#cfd5e9" svg:stroke-opacity="90%" draw:stroke-linejoin="miter" svg:stroke-linecap="butt" draw:fill="solid" draw:fill-color="#cfd5e9" draw:opacity="90%" draw:textarea-vertical-align="top" draw:auto-grow-height="false" draw:fit-to-size="false" style:shrink-to-fit="false" fo:min-height="5.559cm" fo:min-width="5.76cm" fo:padding-top="0.326cm" fo:padding-bottom="0.489cm" fo:padding-left="0.326cm" fo:padding-right="0.435cm" fo:wrap-option="wrap"/>
      <style:paragraph-properties style:writing-mode="lr-tb"/>
    </style:style>
    <style:style style:name="gr5" style:family="graphic" style:parent-style-name="standard" style:list-style-name="L5">
      <style:graphic-properties draw:stroke="solid" svg:stroke-width="0.035cm" svg:stroke-color="#4472c4" draw:stroke-linejoin="miter" svg:stroke-linecap="butt" draw:fill="solid" draw:fill-color="#4472c4" draw:textarea-vertical-align="middle" draw:auto-grow-height="false" draw:fit-to-size="false" style:shrink-to-fit="false" fo:min-height="1.264cm" fo:min-width="5.651cm" fo:padding-top="0.248cm" fo:padding-bottom="0.248cm" fo:padding-left="0.435cm" fo:padding-right="0.435cm" fo:wrap-option="wrap"/>
      <style:paragraph-properties style:writing-mode="lr-tb"/>
    </style:style>
    <style:style style:name="gr6" style:family="graphic" style:parent-style-name="standard" style:list-style-name="L6">
      <style:graphic-properties draw:stroke="solid" svg:stroke-width="0.035cm" svg:stroke-color="#cfd5e9" svg:stroke-opacity="90%" draw:stroke-linejoin="miter" svg:stroke-linecap="butt" draw:fill="solid" draw:fill-color="#cfd5e9" draw:opacity="90%" draw:textarea-vertical-align="top" draw:auto-grow-height="false" draw:fit-to-size="false" style:shrink-to-fit="false" fo:min-height="5.559cm" fo:min-width="5.76cm" fo:padding-top="0.326cm" fo:padding-bottom="0.489cm" fo:padding-left="0.326cm" fo:padding-right="0.435cm" fo:wrap-option="wrap"/>
      <style:paragraph-properties style:writing-mode="lr-tb"/>
    </style:style>
    <style:style style:name="gr7" style:family="graphic" style:parent-style-name="standard" style:list-style-name="L5">
      <style:graphic-properties draw:stroke="solid" svg:stroke-width="0.035cm" svg:stroke-color="#4472c4" draw:stroke-linejoin="miter" svg:stroke-linecap="butt" draw:fill="solid" draw:fill-color="#4472c4" draw:textarea-vertical-align="middle" draw:auto-grow-height="false" draw:fit-to-size="false" style:shrink-to-fit="false" fo:min-height="1.264cm" fo:min-width="5.651cm" fo:padding-top="0.248cm" fo:padding-bottom="0.248cm" fo:padding-left="0.435cm" fo:padding-right="0.435cm" fo:wrap-option="wrap"/>
      <style:paragraph-properties style:writing-mode="lr-tb"/>
    </style:style>
    <style:style style:name="gr8" style:family="graphic" style:parent-style-name="standard" style:list-style-name="L6">
      <style:graphic-properties draw:stroke="solid" svg:stroke-width="0.035cm" svg:stroke-color="#cfd5e9" svg:stroke-opacity="90%" draw:stroke-linejoin="miter" svg:stroke-linecap="butt" draw:fill="solid" draw:fill-color="#cfd5e9" draw:opacity="90%" draw:textarea-vertical-align="top" draw:auto-grow-height="false" draw:fit-to-size="false" style:shrink-to-fit="false" fo:min-height="5.559cm" fo:min-width="5.76cm" fo:padding-top="0.326cm" fo:padding-bottom="0.489cm" fo:padding-left="0.326cm" fo:padding-right="0.43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325490" svg:stroke-opacity="90%" draw:stroke-linejoin="miter" svg:stroke-linecap="butt" draw:fill="solid" draw:fill-color="#4472c4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protect="position size"/>
      <style:paragraph-properties style:writing-mode="lr-tb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af5c24" draw:stroke-linejoin="miter" svg:stroke-linecap="butt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pr2" style:family="presentation" style:parent-style-name="Section_5f_Header-notes">
      <style:graphic-properties draw:fill-color="#ffffff" fo:min-height="13.364cm"/>
      <style:paragraph-properties style:writing-mode="lr-tb"/>
    </style:style>
    <style:style style:name="pr3" style:family="presentation" style:parent-style-name="LargeCodeSnippet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pr4" style:family="presentation" style:parent-style-name="LargeCodeSnippets-outline1">
      <style:graphic-properties draw:stroke="none" svg:stroke-width="0cm" draw:fill="solid" draw:fill-color="#ffffff" draw:opacity="69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5" style:family="presentation" style:parent-style-name="LargeCodeSnippets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0.798cm" fo:padding-top="0.25cm" fo:padding-bottom="0.127cm" fo:padding-left="0.254cm" fo:padding-right="0.254cm" fo:wrap-option="wrap"/>
      <style:paragraph-properties style:writing-mode="lr-tb"/>
    </style:style>
    <style:style style:name="pr6" style:family="presentation" style:parent-style-name="LargeCodeSnippets-notes">
      <style:graphic-properties draw:fill-color="#ffffff" fo:min-height="13.364cm"/>
      <style:paragraph-properties style:writing-mode="lr-tb"/>
    </style:style>
    <style:style style:name="pr7" style:family="presentation" style:parent-style-name="BulkCo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pr8" style:family="presentation" style:parent-style-name="BulkCode-outline1">
      <style:graphic-properties draw:stroke="none" svg:stroke-width="0cm" draw:fill="solid" draw:fill-color="#4b84c9" draw:opacity="50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9" style:family="presentation" style:parent-style-name="BulkCode-notes">
      <style:graphic-properties draw:fill-color="#ffffff" fo:min-height="13.364cm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3" style:family="presentation" style:parent-style-name="LargeCodeSnippets-outline1">
      <style:graphic-properties draw:stroke="none" svg:stroke-width="0cm" draw:fill="solid" draw:fill-color="#4b84c9" draw:opacity="50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14" style:family="presentation" style:parent-style-name="LargeCodeSnippets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pr15" style:family="presentation" style:parent-style-name="CodeSnippet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pr16" style:family="presentation" style:parent-style-name="CodeSnippets-outline1">
      <style:graphic-properties draw:stroke="none" svg:stroke-width="0cm" draw:fill="solid" draw:fill-color="#ffffff" draw:opacity="69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17" style:family="presentation" style:parent-style-name="CodeSnippets-outline1">
      <style:graphic-properties draw:stroke="none" svg:stroke-width="0cm" draw:fill="solid" draw:fill-color="#4b84c9" draw:opacity="50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18" style:family="presentation" style:parent-style-name="CodeSnippets-notes">
      <style:graphic-properties draw:fill-color="#ffffff" fo:min-height="13.364cm"/>
      <style:paragraph-properties style:writing-mode="lr-tb"/>
    </style:style>
    <style:style style:name="pr19" style:family="presentation" style:parent-style-name="BulkCode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0.798cm" fo:padding-top="0.25cm" fo:padding-bottom="0.127cm" fo:padding-left="0.254cm" fo:padding-right="0.254cm" fo:wrap-option="wrap"/>
      <style:paragraph-properties style:writing-mode="lr-tb"/>
    </style:style>
    <style:style style:name="pr20" style:family="presentation" style:parent-style-name="BulkCo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pr21" style:family="presentation" style:parent-style-name="CodeSnippets-outline1">
      <style:graphic-properties draw:stroke="none" svg:stroke-width="0cm" draw:fill="solid" draw:fill-color="#ffffff" draw:opacity="69%" draw:textarea-vertical-align="top" draw:auto-grow-height="false" draw:fit-to-size="shrink-to-fit" style:shrink-to-fit="true" fo:min-height="10.798cm" fo:padding-top="0.25cm" fo:padding-bottom="0.127cm" fo:padding-left="0.254cm" fo:padding-right="0.254cm" fo:wrap-option="wrap"/>
      <style:paragraph-properties style:writing-mode="lr-tb"/>
    </style:style>
    <style:style style:name="pr22" style:family="presentation" style:parent-style-name="CodeSnippets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0.798cm" fo:padding-top="0.25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ffffff" draw:opacity="69%"/>
      <style:paragraph-properties fo:text-align="center" style:font-independent-line-spacing="true"/>
      <style:text-properties fo:font-size="28pt"/>
    </style:style>
    <style:style style:name="P7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solid" draw:fill-color="#4b84c9" draw:opacity="50%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.272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solid" draw:fill-color="#4472c4"/>
      <style:paragraph-properties fo:margin-left="0cm" fo:margin-right="0cm" fo:margin-top="0cm" fo:margin-bottom="0.272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.116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cfd5e9" draw:opacity="90%"/>
      <style:paragraph-properties fo:margin-left="0cm" fo:margin-right="0cm" fo:margin-top="0cm" fo:margin-bottom="0.116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solid" draw:fill-color="#4472c4" draw:opacity="90%"/>
      <style:paragraph-properties fo:text-align="center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20" style:family="paragraph">
      <loext:graphic-properties draw:fill="solid" draw:fill-color="#70ad47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ed7d31"/>
      <style:paragraph-properties fo:text-align="center" style:font-independent-line-spacing="true"/>
      <style:text-properties fo:font-size="18pt"/>
    </style:style>
    <style:style style:name="P2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egoe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egoe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44pt" fo:letter-spacing="normal" fo:language="en" fo:country="US" fo:font-style="normal" style:text-underline-style="none" fo:font-weight="normal" style:font-size-asian="44pt" style:font-style-asian="normal" style:font-weight-asian="normal" style:font-name-complex="Consolas1" style:font-size-complex="4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egoe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name-complex="Consolas1" style:font-size-complex="4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 Light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Segoe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italic" style:text-underline-style="none" fo:font-weight="normal" style:font-size-asian="28pt" style:font-style-asian="italic" style:font-weight-asian="normal" style:font-name-complex="Consolas1" style:font-size-complex="2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style:font-size-asian="28pt" style:font-style-asian="italic" style:font-weight-asian="normal" style:font-name-complex="Consolas1" style:font-size-complex="28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bold" style:font-size-asian="32pt" style:font-style-asian="italic" style:font-weight-asian="bold" style:font-name-complex="Consolas1" style:font-size-complex="32pt" style:font-style-complex="italic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Segoe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Segoe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4" style:family="text">
      <style:text-properties fo:font-variant="normal" fo:text-transform="none" fo:color="#007a37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6C00000084C67284E258177923.png" xlink:type="simple" xlink:show="embed" xlink:actuate="onLoad">
        <style:list-level-properties text:space-before="0.001cm" text:min-label-width="0.952cm" style:vertical-pos="middle" style:vertical-rel="line" fo:width="0.691cm" fo:height="0.69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10000006C00000084C67284E258177923.png" xlink:type="simple" xlink:show="embed" xlink:actuate="onLoad">
        <style:list-level-properties text:space-before="0.001cm" text:min-label-width="0.952cm" style:vertical-pos="middle" style:vertical-rel="line" fo:width="0.691cm" fo:height="0.691cm"/>
      </text:list-level-style-image>
      <text:list-level-style-image text:level="2" xlink:href="Pictures/100002010000006C00000084C67284E258177923.png" xlink:type="simple" xlink:show="embed" xlink:actuate="onLoad">
        <style:list-level-properties text:space-before="1.271cm" text:min-label-width="0.793cm" style:vertical-pos="middle" style:vertical-rel="line" fo:width="0.592cm" fo:height="0.592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7a3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mart Pointers" draw:style-name="dp1" draw:master-page-name="Section_5f_Header">
        <draw:frame draw:name="Title 3" presentation:style-name="pr1" draw:text-style-name="P2" draw:layer="layout" svg:width="19.201cm" svg:height="2.82cm" svg:x="2.265cm" svg:y="7.886cm" presentation:class="title" presentation:user-transformed="true">
          <draw:text-box>
            <text:p text:style-name="P1"><text:span text:style-name="T1">Smart Poin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 Acquisition Is Initialization (RAII)" draw:style-name="dp1" draw:master-page-name="LargeCodeSnippets">
        <draw:frame draw:name="Title 2" presentation:style-name="pr3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Resource Acquisition Is Initialization (RAII)</text:span></text:p>
          </draw:text-box>
        </draw:frame>
        <draw:frame draw:name="Content Placeholder 3" presentation:style-name="pr4" draw:text-style-name="P6" draw:layer="layout" svg:width="22.201cm" svg:height="2.974cm" svg:x="5.932cm" svg:y="4.15cm" presentation:class="outline" presentation:user-transformed="true">
          <draw:text-box>
            <text:list text:style-name="L2">
              <text:list-item>
                <text:p text:style-name="P5"><text:span text:style-name="T3">A poorly-named paradigm that means: wrap release/delete code in destructors</text:span></text:p>
              </text:list-item>
            </text:list>
          </draw:text-box>
        </draw:frame>
        <draw:frame draw:name="Text Placeholder 4" presentation:style-name="pr5" draw:text-style-name="P8" draw:layer="layout" svg:width="22.225cm" svg:height="9.762cm" svg:x="5.907cm" svg:y="7.325cm" presentation:class="outline" presentation:user-transformed="true">
          <draw:text-box>
            <text:p text:style-name="P7"><text:span text:style-name="T4">struct handle {</text:span></text:p>
            <text:p text:style-name="P7"><text:span text:style-name="T4"><text:s text:c="2"/></text:span><text:span text:style-name="T4">HANDLE _h;</text:span></text:p>
            <text:p text:style-name="P7"><text:span text:style-name="T4"><text:s text:c="2"/></text:span><text:span text:style-name="T4">handle(HANDLE h) : _h(h) {}</text:span></text:p>
            <text:p text:style-name="P7"><text:span text:style-name="T4"><text:s text:c="2"/></text:span><text:span text:style-name="T4">~handle() { CloseHandle(_h); }</text:span></text:p>
            <text:p text:style-name="P7"><text:span text:style-name="T4"><text:s text:c="2"/></text:span><text:span text:style-name="T4">operator HANDLE() { return _h; }</text:span></text:p>
            <text:p text:style-name="P7"><text:span text:style-name="T4">};</text:span></text:p>
            <text:p text:style-name="P7"><text:span text:style-name="T4"/></text:p>
            <text:p text:style-name="P7"><text:span text:style-name="T4">handle file { CreateFile("temp.txt", ...) };</text:span></text:p>
            <text:p text:style-name="P7"><text:span text:style-name="T4">WriteFile(file, ...);</text:span></text:p>
            <text:p text:style-name="P7"><text:span text:style-name="T4">// handle is closed when `file` goes out of scop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Mutex Locking" draw:style-name="dp1" draw:master-page-name="BulkCode">
        <draw:frame draw:name="Title 4" presentation:style-name="pr7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Example: Mutex Locking</text:span></text:p>
          </draw:text-box>
        </draw:frame>
        <draw:frame draw:name="Text Placeholder 5" presentation:style-name="pr8" draw:text-style-name="P8" draw:layer="layout" svg:width="22.225cm" svg:height="13.18cm" svg:x="5.907cm" svg:y="4.145cm" presentation:class="outline" presentation:user-transformed="true">
          <draw:text-box>
            <text:p text:style-name="P7"><text:span text:style-name="T5">struct mutex_lock {</text:span></text:p>
            <text:p text:style-name="P7"><text:span text:style-name="T5"><text:s text:c="2"/></text:span><text:span text:style-name="T5">handle&amp; _mutex;</text:span></text:p>
            <text:p text:style-name="P7"><text:span text:style-name="T5"><text:s text:c="2"/></text:span><text:span text:style-name="T5">mutex_lock(handle&amp; m) : _mutex(m) {</text:span></text:p>
            <text:p text:style-name="P7"><text:span text:style-name="T5"><text:s text:c="4"/></text:span><text:span text:style-name="T5">WaitForSingleObject(_mutex, INFINITE);</text:span></text:p>
            <text:p text:style-name="P7"><text:span text:style-name="T5"><text:s text:c="2"/></text:span><text:span text:style-name="T5">}</text:span></text:p>
            <text:p text:style-name="P7"><text:span text:style-name="T5"><text:s text:c="2"/></text:span><text:span text:style-name="T5">~mutex_lock() { ReleaseMutex(_mutex); }</text:span></text:p>
            <text:p text:style-name="P7"><text:span text:style-name="T5">};</text:span></text:p>
            <text:p text:style-name="P7"><text:span text:style-name="T5"/></text:p>
            <text:p text:style-name="P7"><text:span text:style-name="T5">std::vector&lt;int&gt; primes;</text:span></text:p>
            <text:p text:style-name="P7"><text:span text:style-name="T5">handle mutex { CreateMutex(...) };</text:span></text:p>
            <text:p text:style-name="P7"><text:span text:style-name="T5">Concurrency::parallel_for(2, 100000, [&amp;](int n) {</text:span></text:p>
            <text:p text:style-name="P7"><text:span text:style-name="T5"><text:s text:c="2"/></text:span><text:span text:style-name="T5">if (is_prime(n)) {</text:span></text:p>
            <text:p text:style-name="P7"><text:span text:style-name="T5"><text:s text:c="4"/></text:span><text:span text:style-name="T5">mutex_lock lock(mutex);</text:span></text:p>
            <text:p text:style-name="P7"><text:span text:style-name="T5"><text:s text:c="4"/></text:span><text:span text:style-name="T5">primes.push_back(n);</text:span></text:p>
            <text:p text:style-name="P7"><text:span text:style-name="T5"><text:s text:c="2"/></text:span><text:span text:style-name="T5">}</text:span></text:p>
            <text:p text:style-name="P7"><text:span text:style-name="T5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Generic RAII Helper" draw:style-name="dp1" draw:master-page-name="BulkCode">
        <draw:frame draw:name="Title 1" presentation:style-name="pr7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Example: Generic RAII Helper</text:span></text:p>
          </draw:text-box>
        </draw:frame>
        <draw:frame draw:name="Text Placeholder 2" presentation:style-name="pr8" draw:text-style-name="P8" draw:layer="layout" svg:width="29.634cm" svg:height="12.941cm" svg:x="2.232cm" svg:y="4.145cm" presentation:class="outline" presentation:user-transformed="true">
          <draw:text-box>
            <text:p text:style-name="P7"><text:span text:style-name="T4">template &lt;typename Resource, typename Deleter&gt;</text:span></text:p>
            <text:p text:style-name="P7"><text:span text:style-name="T4">struct raii {</text:span></text:p>
            <text:p text:style-name="P7"><text:span text:style-name="T4"><text:s text:c="2"/></text:span><text:span text:style-name="T4">Resource res;</text:span></text:p>
            <text:p text:style-name="P7"><text:span text:style-name="T4"><text:s text:c="2"/></text:span><text:span text:style-name="T4">Deleter del;</text:span></text:p>
            <text:p text:style-name="P7"><text:span text:style-name="T4"><text:s text:c="2"/></text:span><text:span text:style-name="T4">raii(Resource r, Deleter d) : res(r), del(d) {}</text:span></text:p>
            <text:p text:style-name="P7"><text:span text:style-name="T4"><text:s text:c="2"/></text:span><text:span text:style-name="T4">~raii() { del(res); }</text:span></text:p>
            <text:p text:style-name="P7"><text:span text:style-name="T4"><text:s text:c="2"/></text:span><text:span text:style-name="T4">operator Resource() { return res; }</text:span></text:p>
            <text:p text:style-name="P7"><text:span text:style-name="T4">};</text:span></text:p>
            <text:p text:style-name="P7"><text:span text:style-name="T4">template &lt;typename Resource, typename Deleter&gt;</text:span></text:p>
            <text:p text:style-name="P7"><text:span text:style-name="T4">auto make_raii(Resource r, Deleter d) {</text:span></text:p>
            <text:p text:style-name="P7"><text:span text:style-name="T4"><text:s text:c="2"/></text:span><text:span text:style-name="T4">return raii&lt;Resource, Deleter&gt;(r, d);</text:span></text:p>
            <text:p text:style-name="P7"><text:span text:style-name="T4">}</text:span></text:p>
            <text:p text:style-name="P7"><text:span text:style-name="T4"/></text:p>
            <text:p text:style-name="P7"><text:span text:style-name="T4">auto helper = make_raii(CreateFile(...), CloseHandle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art Pointers" draw:style-name="dp1" draw:master-page-name="Title_20_and_20_Content" presentation:presentation-page-layout-name="AL1T11">
        <draw:frame draw:name="Title 3" presentation:style-name="pr10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Smart Pointers</text:span></text:p>
          </draw:text-box>
        </draw:frame>
        <draw:frame draw:name="Content Placeholder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6">STL in C++ 11 has three smart pointer types that provide RAII for pointers</text:span></text:p>
              </text:list-item>
              <text:list-item>
                <text:p text:style-name="P5"><text:span text:style-name="T6">You should no longer have to write </text:span><text:span text:style-name="T7">new</text:span><text:span text:style-name="T8"> and </text:span><text:span text:style-name="T7">delete</text:span><text:span text:style-name="T8"> </text:span><text:span text:style-name="T9">(in most cases)</text:span></text:p>
              </text:list-item>
            </text:list>
          </draw:text-box>
        </draw:frame>
        <draw:g draw:name="Diagram 5">
          <draw:custom-shape draw:style-name="gr2" draw:text-style-name="P10" draw:layer="layout" svg:width="21.401cm" svg:height="8.2cm" svg:x="6.932cm" svg:y="9.3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2" draw:layer="layout" svg:width="6.52cm" svg:height="1.759cm" svg:x="6.939cm" svg:y="9.358cm">
            <text:p text:style-name="P11"><text:span text:style-name="T10">unique_ptr&lt;T&gt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6.52cm" svg:height="6.373cm" svg:x="6.939cm" svg:y="11.118cm">
            <text:list text:style-name="L6">
              <text:list-item>
                <text:list>
                  <text:list-item>
                    <text:p text:style-name="P13"><text:span text:style-name="T11">Moveable RAII wrapper that calls </text:span><text:span text:style-name="T12">delete</text:span></text:p>
                  </text:list-item>
                  <text:list-item>
                    <text:p text:style-name="P13"><text:span text:style-name="T11">Non-copyable</text:span></text:p>
                  </text:list-item>
                  <text:list-item>
                    <text:p text:style-name="P13"><text:span text:style-name="T11">Pointer-sized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2" draw:layer="layout" svg:width="6.52cm" svg:height="1.759cm" svg:x="14.373cm" svg:y="9.358cm">
            <text:p text:style-name="P11"><text:span text:style-name="T10">shared_ptr&lt;T&gt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4" draw:layer="layout" svg:width="6.52cm" svg:height="6.373cm" svg:x="14.373cm" svg:y="11.118cm">
            <text:list text:style-name="L6">
              <text:list-item>
                <text:list>
                  <text:list-item>
                    <text:p text:style-name="P13"><text:span text:style-name="T13">Reference-counted smart pointer</text:span></text:p>
                  </text:list-item>
                  <text:list-item>
                    <text:p text:style-name="P13"><text:span text:style-name="T13">Copyable</text:span></text:p>
                  </text:list-item>
                  <text:list-item>
                    <text:p text:style-name="P13"><text:span text:style-name="T13">Larger overhead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2" draw:layer="layout" svg:width="6.52cm" svg:height="1.759cm" svg:x="21.807cm" svg:y="9.358cm">
            <text:p text:style-name="P11"><text:span text:style-name="T10">weak_ptr&lt;T&gt;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4" draw:layer="layout" svg:width="6.52cm" svg:height="6.373cm" svg:x="21.807cm" svg:y="11.118cm">
            <text:list text:style-name="L6">
              <text:list-item>
                <text:list>
                  <text:list-item>
                    <text:p text:style-name="P13"><text:span text:style-name="T13">Helper for breaking reference cycles with </text:span><text:span text:style-name="T12">shared_ptr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our Go-To Smart Pointer Type: unique_ptr&lt;T&gt;" draw:style-name="dp1" draw:master-page-name="LargeCodeSnippets">
        <draw:frame draw:name="Title 1" presentation:style-name="pr3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Your Go-To Smart Pointer Type: </text:span><text:span text:style-name="T14">unique_ptr&lt;T&gt;</text:span></text:p>
          </draw:text-box>
        </draw:frame>
        <draw:frame draw:name="Content Placeholder 2" presentation:style-name="pr4" draw:text-style-name="P6" draw:layer="layout" svg:width="22.201cm" svg:height="4.174cm" svg:x="5.932cm" svg:y="4.35cm" presentation:class="outline" presentation:user-transformed="true">
          <draw:text-box>
            <text:list text:style-name="L2">
              <text:list-item>
                <text:p text:style-name="P5"><text:span text:style-name="T3">Moveable: can be returned and passed by value</text:span></text:p>
              </text:list-item>
              <text:list-item>
                <text:p text:style-name="P5"><text:span text:style-name="T3">Does not allow shared ownership: there is exactly one owner at any time</text:span></text:p>
              </text:list-item>
            </text:list>
          </draw:text-box>
        </draw:frame>
        <draw:frame draw:name="Text Placeholder 3" presentation:style-name="pr13" draw:text-style-name="P8" draw:layer="layout" svg:width="29.634cm" svg:height="8.361cm" svg:x="2.232cm" svg:y="8.725cm" presentation:class="outline" presentation:user-transformed="true">
          <draw:text-box>
            <text:p text:style-name="P7"><text:span text:style-name="T4">std::unique_ptr&lt;LargeObject&gt; initialize() {</text:span></text:p>
            <text:p text:style-name="P7"><text:span text:style-name="T4"><text:s text:c="2"/></text:span><text:span text:style-name="T4">auto p = std::unique_ptr&lt;LargeObject&gt;(new LargeObject(...));</text:span></text:p>
            <text:p text:style-name="P7"><text:span text:style-name="T4"><text:s text:c="2"/></text:span><text:span text:style-name="T4">p-&gt;additional_initialization();</text:span></text:p>
            <text:p text:style-name="P7"><text:span text:style-name="T4"><text:s text:c="2"/></text:span><text:span text:style-name="T4">return p;</text:span></text:p>
            <text:p text:style-name="P7"><text:span text:style-name="T4">}</text:span></text:p>
            <text:p text:style-name="P7"><text:span text:style-name="T4">struct owner {</text:span></text:p>
            <text:p text:style-name="P7"><text:span text:style-name="T4"><text:s text:c="2"/></text:span><text:span text:style-name="T4">unique_ptr&lt;LargeObject&gt; large;</text:span></text:p>
            <text:p text:style-name="P7"><text:span text:style-name="T4"><text:s text:c="2"/></text:span><text:span text:style-name="T4">owner(unique_ptr&lt;LargeObject&gt; p) : large(std::move(p)) {}</text:span></text:p>
            <text:p text:style-name="P7"><text:span text:style-name="T4">};</text:span></text:p>
          </draw:text-box>
        </draw:frame>
        <draw:custom-shape draw:name="Rounded Rectangular Callout 7" draw:style-name="gr9" draw:text-style-name="P17" draw:layer="layout" svg:width="10.4cm" svg:height="2.599cm" svg:x="17.133cm" svg:y="12.125cm">
          <text:p text:style-name="P15"><text:span text:style-name="T15">Usage:</text:span></text:p>
          <text:p text:style-name="P16"><text:span text:style-name="T16">auto largey = initialize();</text:span></text:p>
          <text:p text:style-name="P16"><text:span text:style-name="T16">owner o { std::move(largey) };</text:span></text:p>
          <draw:enhanced-geometry draw:mirror-horizontal="false" draw:mirror-vertical="false" draw:text-areas="?f38 ?f38 ?f39 ?f40" svg:viewBox="0 0 0 0" draw:type="ooxml-wedgeRoundRectCallout" draw:modifiers="-20833 6250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red Ownership: shared_ptr&lt;T&gt;" draw:style-name="dp1" draw:master-page-name="LargeCodeSnippets">
        <draw:frame draw:name="Title 1" presentation:style-name="pr14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Shared Ownership: </text:span><text:span text:style-name="T14">shared_ptr&lt;T&gt;</text:span></text:p>
          </draw:text-box>
        </draw:frame>
        <draw:frame draw:name="Text Placeholder 2" presentation:style-name="pr4" draw:text-style-name="P6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5"><text:span text:style-name="T3">Copyable, maintains a reference count</text:span></text:p>
              </text:list-item>
              <text:list-item>
                <text:p text:style-name="P5"><text:span text:style-name="T3">Deletion occurs when reference count reaches 0</text:span></text:p>
              </text:list-item>
              <text:list-item>
                <text:p text:style-name="P5"><text:span text:style-name="T3">The reference count is updated </text:span><text:span text:style-name="T17">atomically</text:span></text:p>
              </text:list-item>
            </text:list>
          </draw:text-box>
        </draw:frame>
        <draw:frame draw:name="Text Placeholder 3" presentation:style-name="pr13" draw:text-style-name="P8" draw:layer="layout" svg:width="29.634cm" svg:height="8.361cm" svg:x="2.232cm" svg:y="8.725cm" presentation:class="outline" presentation:user-transformed="true">
          <draw:text-box>
            <text:p text:style-name="P7"><text:span text:style-name="T4">struct manager {</text:span></text:p>
            <text:p text:style-name="P7"><text:span text:style-name="T4"><text:s text:c="2"/></text:span><text:span text:style-name="T4">std::vector&lt;std::shared_ptr&lt;employee&gt;&gt; employees;</text:span></text:p>
            <text:p text:style-name="P7"><text:span text:style-name="T4">} bob;</text:span></text:p>
            <text:p text:style-name="P7"><text:span text:style-name="T4">struct payroll_system {</text:span></text:p>
            <text:p text:style-name="P7"><text:span text:style-name="T4"><text:s text:c="2"/></text:span><text:span text:style-name="T4">std::map&lt;std::shared_pointer&lt;employee&gt;, double&gt; salaries;</text:span></text:p>
            <text:p text:style-name="P7"><text:span text:style-name="T4">} payroll;</text:span></text:p>
            <text:p text:style-name="P7"><text:span text:style-name="T4">std::shared_ptr&lt;employee&gt; kate(new employee(...));</text:span></text:p>
            <text:p text:style-name="P7"><text:span text:style-name="T4">payroll.salaries[kate] = 6000.0;</text:span></text:p>
            <text:p text:style-name="P7"><text:span text:style-name="T4">bob.employees.push_back(kate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red_ptr&lt;T&gt; Internals" draw:style-name="dp1" draw:master-page-name="Title_20_and_20_Content" presentation:presentation-page-layout-name="AL1T11">
        <draw:frame draw:name="Title 4" presentation:style-name="pr10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14">shared_ptr&lt;T&gt;</text:span><text:span text:style-name="T18"> Internals</text:span></text:p>
          </draw:text-box>
        </draw:frame>
        <draw:frame draw:name="Content Placeholder 5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6">Internally, </text:span><text:span text:style-name="T7">shared_ptr&lt;T&gt;</text:span><text:span text:style-name="T8"> contains a pointer to a shared control block that maintains the reference count and points to the target</text:span></text:p>
              </text:list-item>
            </text:list>
          </draw:text-box>
        </draw:frame>
        <draw:custom-shape draw:name="Rectangle 6" draw:style-name="gr10" draw:text-style-name="P19" draw:layer="layout" svg:width="6.8cm" svg:height="3.399cm" svg:x="6.932cm" svg:y="8.925cm">
          <text:p text:style-name="P18"><text:span text:style-name="T19">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9" draw:layer="layout" svg:width="6.8cm" svg:height="3.399cm" svg:x="6.932cm" svg:y="13.125cm">
          <text:p text:style-name="P18"><text:span text:style-name="T19">payro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9" draw:layer="layout" svg:width="5.4cm" svg:height="2.999cm" svg:x="15.733cm" svg:y="11.625cm">
          <text:p text:style-name="P18"><text:span text:style-name="T19">control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9" draw:layer="layout" svg:width="5.4cm" svg:height="2.999cm" svg:x="22.734cm" svg:y="11.625cm">
          <text:p text:style-name="P18"><text:span text:style-name="T19">k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20" draw:layer="layout" svg:width="5.6cm" svg:height="1.299cm" svg:x="7.532cm" svg:y="10.325cm">
          <text:p text:style-name="P18"><text:span text:style-name="T19">shared_p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0" draw:layer="layout" svg:width="5.6cm" svg:height="1.299cm" svg:x="7.532cm" svg:y="14.626cm">
          <text:p text:style-name="P18"><text:span text:style-name="T19">shared_p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12" draw:text-style-name="P10" draw:layer="layout" svg:width="2.599cm" svg:height="2.149cm" svg:x="13.133cm" svg:y="10.9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10" draw:layer="layout" svg:width="2.599cm" svg:height="2.149cm" svg:x="13.133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7" draw:style-name="gr13" draw:text-style-name="P21" draw:layer="layout" svg:width="4.6cm" svg:height="0.799cm" svg:x="16.133cm" svg:y="12.725cm">
          <text:p text:style-name="P18"><text:span text:style-name="T19">rc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21" draw:layer="layout" svg:width="4.6cm" svg:height="0.799cm" svg:x="16.133cm" svg:y="13.664cm">
          <text:p text:style-name="P18"><text:span text:style-name="T20">additio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12" draw:text-style-name="P10" draw:layer="layout" svg:width="1.599cm" svg:height="0.001cm" svg:x="21.134cm" svg:y="13.1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ke_shared and make_unique" draw:style-name="dp1" draw:master-page-name="CodeSnippets">
        <draw:frame draw:name="Title 1" presentation:style-name="pr15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14">make_shared</text:span><text:span text:style-name="T18"> and </text:span><text:span text:style-name="T14">make_unique</text:span></text:p>
          </draw:text-box>
        </draw:frame>
        <draw:frame draw:name="Text Placeholder 2" presentation:style-name="pr16" draw:text-style-name="P6" draw:layer="layout" svg:width="29.602cm" svg:height="6.349cm" svg:x="2.265cm" svg:y="4.15cm" presentation:class="outline" presentation:user-transformed="true">
          <draw:text-box>
            <text:list text:style-name="L2">
              <text:list-item>
                <text:p text:style-name="P5"><text:span text:style-name="T7">make_shared</text:span><text:span text:style-name="T21"> is a helper that: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2">Makes it easier to specify the pointer type</text:span></text:p>
                  </text:list-item>
                  <text:list-item>
                    <text:p text:style-name="P22"><text:span text:style-name="T22">Allocates the control block alongside the object</text:span></text:p>
                  </text:list-item>
                  <text:list-item>
                    <text:p text:style-name="P22"><text:span text:style-name="T22">One heap allocation means smaller overhead</text:span></text:p>
                  </text:list-item>
                </text:list>
              </text:list-item>
              <text:list-item>
                <text:p text:style-name="P5"><text:span text:style-name="T7">make_unique</text:span><text:span text:style-name="T21"> is a similar helper </text:span><text:span text:style-name="T23">(in C++ 14)</text:span></text:p>
              </text:list-item>
            </text:list>
          </draw:text-box>
        </draw:frame>
        <draw:frame draw:name="Text Placeholder 4" presentation:style-name="pr17" draw:text-style-name="P8" draw:layer="layout" svg:width="29.634cm" svg:height="6.326cm" svg:x="2.232cm" svg:y="10.76cm" presentation:class="outline" presentation:user-transformed="true">
          <draw:text-box>
            <text:p text:style-name="P7"><text:span text:style-name="T4">auto kate = std::make_shared&lt;employee&gt;(</text:span></text:p>
            <text:p text:style-name="P7"><text:span text:style-name="T4"><text:s text:c="2"/></text:span><text:span text:style-name="T4">"Kate", departments::research);</text:span></text:p>
            <text:p text:style-name="P7"><text:span text:style-name="T4"/></text:p>
            <text:p text:style-name="P7"><text:span text:style-name="T4">auto largey = std::make_unique&lt;LargeObject&gt;(</text:span></text:p>
            <text:p text:style-name="P7"><text:span text:style-name="T4"><text:s text:c="2"/></text:span><text:span text:style-name="T4">...);</text:span></text:p>
          </draw:text-box>
        </draw:frame>
        <draw:custom-shape draw:name="Rectangle 7" draw:style-name="gr10" draw:text-style-name="P19" draw:layer="layout" svg:width="5.4cm" svg:height="6.3cm" svg:x="21.734cm" svg:y="10.76cm">
          <text:p text:style-name="P18"><text:span text:style-name="T19">control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5.4cm" svg:height="2.999cm" svg:x="21.734cm" svg:y="14.061cm">
          <text:p text:style-name="P18"><text:span text:style-name="T19">k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21" draw:layer="layout" svg:width="4.6cm" svg:height="0.799cm" svg:x="22.134cm" svg:y="11.86cm">
          <text:p text:style-name="P18"><text:span text:style-name="T19">rc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21" draw:layer="layout" svg:width="4.6cm" svg:height="0.799cm" svg:x="22.134cm" svg:y="12.799cm">
          <text:p text:style-name="P18"><text:span text:style-name="T20">additio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red Pointers, Reference Cycles, and weak_ptr&lt;T&gt;" draw:style-name="dp1" draw:master-page-name="LargeCodeSnippets">
        <draw:frame draw:name="Title 4" presentation:style-name="pr14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Shared Pointers, Reference Cycles, and </text:span><text:span text:style-name="T14">weak_ptr&lt;T&gt;</text:span></text:p>
          </draw:text-box>
        </draw:frame>
        <draw:frame draw:name="Text Placeholder 5" presentation:style-name="pr4" draw:text-style-name="P6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5"><text:span text:style-name="T3">Shared pointers can create indestructible reference cycles: A -&gt; B, B -&gt; A</text:span></text:p>
              </text:list-item>
              <text:list-item>
                <text:p text:style-name="P5"><text:span text:style-name="T7">weak_ptr&lt;T&gt;</text:span><text:span text:style-name="T21"> helps resolve cycles</text:span></text:p>
              </text:list-item>
            </text:list>
          </draw:text-box>
        </draw:frame>
        <draw:frame draw:name="Text Placeholder 6" presentation:style-name="pr13" draw:text-style-name="P8" draw:layer="layout" svg:width="29.634cm" svg:height="8.361cm" svg:x="2.232cm" svg:y="8.725cm" presentation:class="outline" presentation:user-transformed="true">
          <draw:text-box>
            <text:p text:style-name="P7"><text:span text:style-name="T4">struct manager {</text:span></text:p>
            <text:p text:style-name="P7"><text:span text:style-name="T4"><text:s text:c="2"/></text:span><text:span text:style-name="T4">std::vector&lt;std::shared_ptr&lt;employee&gt;&gt; employees;</text:span></text:p>
            <text:p text:style-name="P7"><text:span text:style-name="T4">};</text:span></text:p>
            <text:p text:style-name="P7"><text:span text:style-name="T4">struct employee {</text:span></text:p>
            <text:p text:style-name="P7"><text:span text:style-name="T4"><text:s text:c="2"/></text:span><text:span text:style-name="T4">std::weak_ptr&lt;manager&gt; manager;</text:span></text:p>
            <text:p text:style-name="P7"><text:span text:style-name="T4"><text:s text:c="2"/></text:span><text:span text:style-name="T4">void request_leave() {</text:span></text:p>
            <text:p text:style-name="P7"><text:span text:style-name="T4"><text:s text:c="4"/></text:span><text:span text:style-name="T4">if (auto m = manager.lock()) { m-&gt;request_leave(*this); }</text:span></text:p>
            <text:p text:style-name="P7"><text:span text:style-name="T4"><text:s text:c="2"/></text:span><text:span text:style-name="T4">} // `m` is std::shared_ptr&lt;manager&gt;, might be null</text:span></text:p>
            <text:p text:style-name="P7"><text:span text:style-name="T4">};</text:span></text:p>
          </draw:text-box>
        </draw:frame>
        <draw:custom-shape draw:name="Rectangle 7" draw:style-name="gr10" draw:text-style-name="P19" draw:layer="layout" svg:width="6cm" svg:height="4.199cm" svg:x="22.334cm" svg:y="5.725cm">
          <text:p text:style-name="P18"><text:span text:style-name="T19">control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21" draw:layer="layout" svg:width="5.111cm" svg:height="0.799cm" svg:x="22.734cm" svg:y="6.825cm">
          <text:p text:style-name="P18"><text:span text:style-name="T19">strong rc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21" draw:layer="layout" svg:width="5.111cm" svg:height="0.799cm" svg:x="22.734cm" svg:y="7.833cm">
          <text:p text:style-name="P18"><text:span text:style-name="T19">weak rc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21" draw:layer="layout" svg:width="5.111cm" svg:height="0.799cm" svg:x="22.734cm" svg:y="8.84cm">
          <text:p text:style-name="P18"><text:span text:style-name="T19">ptr to targ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en To Use What?" draw:style-name="dp1" draw:master-page-name="Title_20_and_20_Content" presentation:presentation-page-layout-name="AL1T11">
        <draw:frame draw:name="Title 4" presentation:style-name="pr10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When To Use What?</text:span></text:p>
          </draw:text-box>
        </draw:frame>
        <draw:frame draw:name="Content Placeholder 5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6">Use </text:span><text:span text:style-name="T7">unique_ptr</text:span><text:span text:style-name="T8"> to express </text:span><text:span text:style-name="T24">ownership</text:span></text:p>
              </text:list-item>
              <text:list-item>
                <text:p text:style-name="P5"><text:span text:style-name="T8">If you need </text:span><text:span text:style-name="T24">shared</text:span><text:span text:style-name="T8"> ownership, use </text:span><text:span text:style-name="T7">shared_ptr</text:span></text:p>
              </text:list-item>
              <text:list-item>
                <text:p text:style-name="P5"><text:span text:style-name="T8">To break reference cycles, use </text:span><text:span text:style-name="T7">weak_ptr</text:span></text:p>
              </text:list-item>
            </text:list>
            <text:p text:style-name="P5"><text:span text:style-name="T8"/></text:p>
            <text:list text:continue-numbering="true" text:style-name="L4">
              <text:list-item>
                <text:p text:style-name="P5"><text:span text:style-name="T8">What about raw pointers and references?</text:span></text:p>
              </text:list-item>
              <text:list-item>
                <text:p xml:id="id1" text:id="id1" text:style-name="P5"><text:span text:style-name="T25">Raw pointers and references are perfectly fine for </text:span><text:span text:style-name="T26">non-owning</text:span><text:span text:style-name="T25"> pointers when the object’s lifetime is known to exceed the pointer’s lifetim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 Where Raw Pointers and References Are Just Fine" draw:style-name="dp1" draw:master-page-name="BulkCode">
        <draw:frame draw:name="Title 3" presentation:style-name="pr7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Examples Where Raw Pointers and References Are Just Fine</text:span></text:p>
          </draw:text-box>
        </draw:frame>
        <draw:frame draw:name="Text Placeholder 4" presentation:style-name="pr19" draw:text-style-name="P8" draw:layer="layout" svg:width="29.634cm" svg:height="12.941cm" svg:x="2.232cm" svg:y="4.145cm" presentation:class="outline" presentation:user-transformed="true">
          <draw:text-box>
            <text:p text:style-name="P7"><text:span text:style-name="T4">void performance_review(</text:span><text:span text:style-name="T27">employee&amp; e</text:span><text:span text:style-name="T4">) {</text:span></text:p>
            <text:p text:style-name="P7"><text:span text:style-name="T4"><text:s text:c="2"/></text:span><text:span text:style-name="T4">if (e.performance &gt; average) {</text:span></text:p>
            <text:p text:style-name="P7"><text:span text:style-name="T4"><text:s text:c="4"/></text:span><text:span text:style-name="T4">e.salary *= 1.08;</text:span></text:p>
            <text:p text:style-name="P7"><text:span text:style-name="T4"><text:s text:c="2"/></text:span><text:span text:style-name="T4">}</text:span></text:p>
            <text:p text:style-name="P7"><text:span text:style-name="T4">}</text:span></text:p>
            <text:p text:style-name="P7"><text:span text:style-name="T4"/></text:p>
            <text:p text:style-name="P7"><text:span text:style-name="T4">int do_reviews(</text:span><text:span text:style-name="T27">manager*</text:span><text:span text:style-name="T4"> specific_manager = nullptr) {</text:span></text:p>
            <text:p text:style-name="P7"><text:span text:style-name="T4"><text:s text:c="2"/></text:span><text:span text:style-name="T4">if (specific_manager) {</text:span></text:p>
            <text:p text:style-name="P7"><text:span text:style-name="T4"><text:s text:c="4"/></text:span><text:span text:style-name="T4">// ... Perform a review for each employee of that manager</text:span></text:p>
            <text:p text:style-name="P7"><text:span text:style-name="T4"><text:s text:c="2"/></text:span><text:span text:style-name="T4">} else {</text:span></text:p>
            <text:p text:style-name="P7"><text:span text:style-name="T4"><text:s text:c="4"/></text:span><text:span text:style-name="T4">// ... Perform a review for all the employees on payroll</text:span></text:p>
            <text:p text:style-name="P7"><text:span text:style-name="T4"><text:s text:c="2"/></text:span><text:span text:style-name="T4">}</text:span></text:p>
            <text:p text:style-name="P7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d Examples of Smart Pointer Use" draw:style-name="dp1" draw:master-page-name="BulkCode">
        <draw:frame draw:name="Title 1" presentation:style-name="pr20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Bad Examples of Smart Pointer Use</text:span></text:p>
          </draw:text-box>
        </draw:frame>
        <draw:frame draw:name="Text Placeholder 2" presentation:style-name="pr8" draw:text-style-name="P8" draw:layer="layout" svg:width="29.634cm" svg:height="12.941cm" svg:x="2.232cm" svg:y="4.145cm" presentation:class="outline" presentation:user-transformed="true">
          <draw:text-box>
            <text:p text:style-name="P7"><text:span text:style-name="T4">void assign_task(</text:span><text:span text:style-name="T27">std::shared_ptr&lt;employee&gt;&amp; emp</text:span><text:span text:style-name="T4">, task t) {</text:span></text:p>
            <text:p text:style-name="P7"><text:span text:style-name="T4"><text:s text:c="2"/></text:span><text:span text:style-name="T4">if (emp-&gt;tasks.size() &lt; 10) {</text:span></text:p>
            <text:p text:style-name="P7"><text:span text:style-name="T4"><text:s text:c="4"/></text:span><text:span text:style-name="T4">emp-&gt;tasks.push_back(t);</text:span></text:p>
            <text:p text:style-name="P7"><text:span text:style-name="T4"><text:s text:c="2"/></text:span><text:span text:style-name="T4">}</text:span></text:p>
            <text:p text:style-name="P7"><text:span text:style-name="T4">}</text:span></text:p>
            <text:p text:style-name="P7"><text:span text:style-name="T4"/></text:p>
            <text:p text:style-name="P7"><text:span text:style-name="T4">void assign_task(</text:span><text:span text:style-name="T27">std::unique_ptr&lt;employee&gt; emp</text:span><text:span text:style-name="T4">, task t) {</text:span></text:p>
            <text:p text:style-name="P7"><text:span text:style-name="T4"><text:s text:c="2"/></text:span><text:span text:style-name="T4">// ... Same as before</text:span></text:p>
            <text:p text:style-name="P7"><text:span text:style-name="T4">}</text:span></text:p>
          </draw:text-box>
        </draw:frame>
        <draw:custom-shape draw:name="Rounded Rectangular Callout 3" draw:style-name="gr15" draw:text-style-name="P19" draw:layer="layout" svg:width="11cm" svg:height="3.799cm" svg:x="17.533cm" svg:y="5.725cm">
          <text:p text:style-name="P18"><text:span text:style-name="T28">Bad!</text:span><text:span text:style-name="T15"> No reason to force the caller to pass a </text:span><text:span text:style-name="T19">shared_ptr</text:span><text:span text:style-name="T29">. The function doesn’t retain the employee object, so a plain reference is just fine.</text:span></text:p>
          <draw:enhanced-geometry draw:mirror-horizontal="false" draw:mirror-vertical="false" draw:text-areas="?f38 ?f38 ?f39 ?f40" svg:viewBox="0 0 0 0" draw:type="ooxml-wedgeRoundRectCallout" draw:modifiers="-57390 -2661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4" draw:style-name="gr15" draw:text-style-name="P19" draw:layer="layout" svg:width="11cm" svg:height="3.799cm" svg:x="17.533cm" svg:y="11.125cm">
          <text:p text:style-name="P18"><text:span text:style-name="T28">Even worse!</text:span><text:span text:style-name="T15"> The caller can only pass in a temporary, which is destroyed when the function returns. Clearly bad.</text:span></text:p>
          <draw:enhanced-geometry draw:mirror-horizontal="false" draw:mirror-vertical="false" draw:text-areas="?f38 ?f38 ?f39 ?f40" svg:viewBox="0 0 0 0" draw:type="ooxml-wedgeRoundRectCallout" draw:modifiers="-57390 -2661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ing unique_ptr&lt;T&gt; by Value" draw:style-name="dp1" draw:master-page-name="LargeCodeSnippets">
        <draw:frame draw:name="Title 1" presentation:style-name="pr3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Passing </text:span><text:span text:style-name="T14">unique_ptr&lt;T&gt;</text:span><text:span text:style-name="T18"> by Value</text:span></text:p>
          </draw:text-box>
        </draw:frame>
        <draw:frame draw:name="Text Placeholder 3" presentation:style-name="pr4" draw:text-style-name="P6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5"><text:span text:style-name="T3">Means only one thing: the callee now takes ownership of the object, and is responsible for its lifetime</text:span></text:p>
              </text:list-item>
            </text:list>
          </draw:text-box>
        </draw:frame>
        <draw:frame draw:name="Text Placeholder 4" presentation:style-name="pr13" draw:text-style-name="P8" draw:layer="layout" svg:width="29.634cm" svg:height="8.361cm" svg:x="2.232cm" svg:y="8.725cm" presentation:class="outline" presentation:user-transformed="true">
          <draw:text-box>
            <text:p text:style-name="P7"><text:span text:style-name="T4">struct window {</text:span></text:p>
            <text:p text:style-name="P7"><text:span text:style-name="T4"><text:s text:c="2"/></text:span><text:span text:style-name="T4">std::unique_ptr&lt;menu&gt; main_menu;</text:span></text:p>
            <text:p text:style-name="P7"><text:span text:style-name="T4"><text:s text:c="2"/></text:span><text:span text:style-name="T4">void set_menu(std::unique_ptr&lt;menu&gt; m)</text:span></text:p>
            <text:p text:style-name="P7"><text:span text:style-name="T4"><text:s text:c="4"/></text:span><text:span text:style-name="T4">{ main_menu(std::move(m)); }</text:span></text:p>
            <text:p text:style-name="P7"><text:span text:style-name="T4">};</text:span></text:p>
            <text:p text:style-name="P7"><text:span text:style-name="T4"/></text:p>
            <text:p text:style-name="P7"><text:span text:style-name="T4">auto main = std::make_unique&lt;menu&gt;();</text:span></text:p>
            <text:p text:style-name="P7"><text:span text:style-name="T4">main-&gt;add(command { "File", { "Open...", "Exit" } });</text:span></text:p>
            <text:p text:style-name="P7"><text:span text:style-name="T4">app::main_window().set_menu(std::move(main)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ing shared_ptr&lt;T&gt; by Value" draw:style-name="dp1" draw:master-page-name="LargeCodeSnippets">
        <draw:frame draw:name="Title 1" presentation:style-name="pr3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Passing </text:span><text:span text:style-name="T14">shared_ptr&lt;T&gt;</text:span><text:span text:style-name="T18"> by Value</text:span></text:p>
          </draw:text-box>
        </draw:frame>
        <draw:frame draw:name="Text Placeholder 2" presentation:style-name="pr4" draw:text-style-name="P6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5"><text:span text:style-name="T3">Means only one thing: the callee will share ownership on the object</text:span></text:p>
              </text:list-item>
              <text:list-item>
                <text:p text:style-name="P5"><text:span text:style-name="T3">The caller and callee are both responsible for it</text:span></text:p>
              </text:list-item>
            </text:list>
          </draw:text-box>
        </draw:frame>
        <draw:frame draw:name="Text Placeholder 3" presentation:style-name="pr13" draw:text-style-name="P8" draw:layer="layout" svg:width="29.634cm" svg:height="8.361cm" svg:x="2.232cm" svg:y="8.725cm" presentation:class="outline" presentation:user-transformed="true">
          <draw:text-box>
            <text:p text:style-name="P7"><text:span text:style-name="T4">void manager::add_employee(shared_ptr&lt;employee&gt; emp) {</text:span></text:p>
            <text:p text:style-name="P7"><text:span text:style-name="T4"><text:s text:c="2"/></text:span><text:span text:style-name="T4">// ... Stores the pointer for later use</text:span></text:p>
            <text:p text:style-name="P7"><text:span text:style-name="T4">}</text:span></text:p>
            <text:p text:style-name="P7"><text:span text:style-name="T4"/></text:p>
            <text:p text:style-name="P7"><text:span text:style-name="T4">void payroll::add_employee(shared_ptr&lt;employee&gt; emp) {</text:span></text:p>
            <text:p text:style-name="P7"><text:span text:style-name="T4"><text:s text:c="2"/></text:span><text:span text:style-name="T4">manager&amp; mgr = next_available_manager();</text:span></text:p>
            <text:p text:style-name="P7"><text:span text:style-name="T4"><text:s text:c="2"/></text:span><text:span text:style-name="T4">mgr.add_employee(emp); // can also std::move(emp) here</text:span></text:p>
            <text:p text:style-name="P7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ing Smart Pointers by Reference" draw:style-name="dp1" draw:master-page-name="Title_20_and_20_Content" presentation:presentation-page-layout-name="AL1T11">
        <draw:frame draw:name="Title 1" presentation:style-name="pr10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Passing Smart Pointers by Reference</text:span></text:p>
          </draw:text-box>
        </draw:frame>
        <draw:frame draw:name="Content Placeholder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6">Only pass smart pointers by reference if you intend the callee to manipulate the pointer’s </text:span><text:span text:style-name="T30">target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31">This should be rare in practice</text:span></text:p>
                  </text:list-item>
                </text:list>
              </text:list-item>
              <text:list-item>
                <text:p text:style-name="P5"><text:span text:style-name="T6">Do not return smart pointers by reference; if you really intend to return a reference, return a reference to the object itsel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stom Deleters" draw:style-name="dp1" draw:master-page-name="CodeSnippets">
        <draw:frame draw:name="Title 1" presentation:style-name="pr15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Custom Deleters</text:span></text:p>
          </draw:text-box>
        </draw:frame>
        <draw:frame draw:name="Text Placeholder 3" presentation:style-name="pr16" draw:text-style-name="P6" draw:layer="layout" svg:width="29.602cm" svg:height="6.349cm" svg:x="2.265cm" svg:y="4.15cm" presentation:class="outline" presentation:user-transformed="true">
          <draw:text-box>
            <text:list text:style-name="L2">
              <text:list-item>
                <text:p text:style-name="P5"><text:span text:style-name="T3">When the default </text:span><text:span text:style-name="T7">delete</text:span><text:span text:style-name="T21"> isn’t enough, you can use a custom deleter function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2">Works with both </text:span><text:span text:style-name="T32">std::unique_ptr</text:span><text:span text:style-name="T22"> and </text:span><text:span text:style-name="T32">std::shared_ptr</text:span></text:p>
                  </text:list-item>
                </text:list>
              </text:list-item>
            </text:list>
          </draw:text-box>
        </draw:frame>
        <draw:frame draw:name="Text Placeholder 4" presentation:style-name="pr17" draw:text-style-name="P8" draw:layer="layout" svg:width="29.634cm" svg:height="6.326cm" svg:x="2.232cm" svg:y="10.76cm" presentation:class="outline" presentation:user-transformed="true">
          <draw:text-box>
            <text:p text:style-name="P7"><text:span text:style-name="T4">std::shared_ptr&lt;Brush&gt; file {</text:span></text:p>
            <text:p text:style-name="P7"><text:span text:style-name="T4"><text:s text:c="2"/></text:span><text:span text:style-name="T4">OpenBrush(...),</text:span></text:p>
            <text:p text:style-name="P7"><text:span text:style-name="T4"><text:s text:c="2"/></text:span><text:span text:style-name="T27">[](Brush* b) { DestroyBrush(b); delete b; }</text:span></text:p>
            <text:p text:style-name="P7"><text:span text:style-name="T4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que_ptr performance" draw:style-name="dp1" draw:master-page-name="CodeSnippets">
        <draw:frame draw:name="Text Placeholder 1" presentation:style-name="pr21" draw:text-style-name="P6" draw:layer="layout" svg:width="29.602cm" svg:height="6.349cm" svg:x="2.265cm" svg:y="4.15cm" presentation:class="outline" presentation:user-transformed="true">
          <draw:text-box>
            <text:list text:style-name="L2">
              <text:list-item>
                <text:p text:style-name="P5"><text:span text:style-name="T3">Dereference, destruction and even move is the same performance as in native pointer.</text:span></text:p>
              </text:list-item>
            </text:list>
          </draw:text-box>
        </draw:frame>
        <draw:frame draw:name="Text Placeholder 2" presentation:style-name="pr22" draw:text-style-name="P8" draw:layer="layout" svg:width="22.225cm" svg:height="9.762cm" svg:x="5.907cm" svg:y="7.325cm" presentation:class="outline" presentation:user-transformed="true">
          <draw:text-box>
            <text:p text:style-name="P7"><text:span text:style-name="T4">smart_ptr&lt;int&gt;(...); *p = 42; <text:s/>// same as p-&gt;operator*() = 42; compile optimization will be *(p-&gt;ptr)= 42</text:span></text:p>
            <text:p text:style-name="P7"><text:span text:style-name="T4"/></text:p>
            <text:p text:style-name="P7"><text:span text:style-name="T4">int* p = new int ; *p = 42;</text:span></text:p>
            <text:p text:style-name="P7"><text:span text:style-name="T4"/></text:p>
            <text:p text:style-name="P7"><text:span text:style-name="T4">smart_ptr&lt;int&gt; p p(new int());</text:span></text:p>
            <text:p text:style-name="P7"><text:span text:style-name="T4">smart_ptr&lt;int&gt; p2 = std::move(p) // swap - same as in native</text:span></text:p>
            <text:p text:style-name="P7"><text:span text:style-name="T4"/></text:p>
            <text:p text:style-name="P7"><text:span text:style-name="T4">int* p = new int();</text:span></text:p>
            <text:p text:style-name="P7"><text:span text:style-name="T4">int* p2 = p; p = null; // this is what the move do</text:span></text:p>
            <text:p text:style-name="P7"><text:span text:style-name="T4"/></text:p>
            <text:p text:style-name="P7"><text:span text:style-name="T4">p.ptr = nullptr; // compiler save the delete, delete null ignored</text:span></text:p>
            <text:p text:style-name="P7"><text:span text:style-name="T4">delete p.ptr;</text:span></text:p>
          </draw:text-box>
        </draw:frame>
        <draw:frame draw:name="Title 3" presentation:style-name="pr15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unique_ptr performa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impl Idiom, Revisited" draw:style-name="dp1" draw:master-page-name="LargeCodeSnippets">
        <draw:frame draw:name="Text Placeholder 6" presentation:style-name="pr4" draw:text-style-name="P6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5"><text:span text:style-name="T3">The </text:span><text:span text:style-name="T17">pimpl idiom</text:span><text:span text:style-name="T3"> is typically used to reduce dependencies and shorten compilation times</text:span></text:p>
              </text:list-item>
              <text:list-item>
                <text:p text:style-name="P5"><text:span text:style-name="T3">Hides implementation details behind a pointer</text:span></text:p>
              </text:list-item>
            </text:list>
          </draw:text-box>
        </draw:frame>
        <draw:frame draw:name="Text Placeholder 7" presentation:style-name="pr13" draw:text-style-name="P8" draw:layer="layout" svg:width="29.634cm" svg:height="8.361cm" svg:x="2.232cm" svg:y="8.725cm" presentation:class="outline" presentation:user-transformed="true">
          <draw:text-box>
            <text:p text:style-name="P7"><text:span text:style-name="T4">class widget {</text:span></text:p>
            <text:p text:style-name="P7"><text:span text:style-name="T4">public:</text:span></text:p>
            <text:p text:style-name="P7"><text:span text:style-name="T4"><text:s text:c="2"/></text:span><text:span text:style-name="T4">// ... the class’ public interface</text:span></text:p>
            <text:p text:style-name="P7"><text:span text:style-name="T4">private:</text:span></text:p>
            <text:p text:style-name="P7"><text:span text:style-name="T4"><text:s text:c="2"/></text:span><text:span text:style-name="T4">struct impl;</text:span></text:p>
            <text:p text:style-name="P7"><text:span text:style-name="T4"><text:s text:c="2"/></text:span><text:span text:style-name="T4">impl* pimpl_;</text:span></text:p>
            <text:p text:style-name="P7"><text:span text:style-name="T4">};</text:span></text:p>
            <text:p text:style-name="P7"><text:span text:style-name="T4">// All the interface methods touch pimpl_ to access state</text:span></text:p>
          </draw:text-box>
        </draw:frame>
        <draw:frame draw:name="Title 4" presentation:style-name="pr3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The Pimpl Idiom, Revisit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impl Pointer Can Be Smart" draw:style-name="dp1" draw:master-page-name="LargeCodeSnippets">
        <draw:frame draw:name="Text Placeholder 1" presentation:style-name="pr4" draw:text-style-name="P6" draw:layer="layout" svg:width="22.201cm" svg:height="2.774cm" svg:x="5.932cm" svg:y="4.15cm" presentation:class="outline" presentation:user-transformed="true">
          <draw:text-box>
            <text:list text:style-name="L2">
              <text:list-item>
                <text:p text:style-name="P5"><text:span text:style-name="T3">Use </text:span><text:span text:style-name="T7">std::unique_ptr&lt;&gt;</text:span><text:span text:style-name="T21"> for the pimpl pointer: easy and supports trivial move</text:span></text:p>
              </text:list-item>
            </text:list>
          </draw:text-box>
        </draw:frame>
        <draw:frame draw:name="Text Placeholder 2" presentation:style-name="pr13" draw:text-style-name="P8" draw:layer="layout" svg:width="22.225cm" svg:height="9.962cm" svg:x="5.907cm" svg:y="7.125cm" presentation:class="outline" presentation:user-transformed="true">
          <draw:text-box>
            <text:p text:style-name="P7"><text:span text:style-name="T4">class widget {</text:span></text:p>
            <text:p text:style-name="P7"><text:span text:style-name="T4">public: // ... as before</text:span></text:p>
            <text:p text:style-name="P7"><text:span text:style-name="T4">private:</text:span></text:p>
            <text:p text:style-name="P7"><text:span text:style-name="T4"><text:s text:c="2"/></text:span><text:span text:style-name="T4">struct impl;</text:span></text:p>
            <text:p text:style-name="P7"><text:span text:style-name="T4"><text:s text:c="2"/></text:span><text:span text:style-name="T27">std::unique_ptr&lt;impl&gt; pimpl_;</text:span></text:p>
            <text:p text:style-name="P7"><text:span text:style-name="T4">};</text:span></text:p>
            <text:p text:style-name="P7"><text:span text:style-name="T33"/></text:p>
            <text:p text:style-name="P7"><text:span text:style-name="T4">// In implementation file:</text:span></text:p>
            <text:p text:style-name="P7"><text:span text:style-name="T4">widget::widget() : pimpl_(std::make_unique&lt;impl&gt;()) {}</text:span></text:p>
            <text:p text:style-name="P7"><text:span text:style-name="T4">widget::widget(widget&amp;&amp;) = default;</text:span><text:span text:style-name="T4"><text:tab/></text:span><text:span text:style-name="T4">// same with op=</text:span></text:p>
            <text:p text:style-name="P7"><text:span text:style-name="T4">// ... and so on</text:span></text:p>
          </draw:text-box>
        </draw:frame>
        <draw:frame draw:name="Title 3" presentation:style-name="pr3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The Pimpl Pointer Can Be Sm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rnizing C++ Code&#10;Getting Rid of Raw Pointers" draw:style-name="dp1" draw:master-page-name="BulkCode">
        <draw:frame draw:name="Title 4" presentation:style-name="pr7" draw:text-style-name="P4" draw:layer="layout" svg:width="29.336cm" svg:height="1.999cm" svg:x="2.265cm" svg:y="1.524cm" presentation:class="title" presentation:user-transformed="true">
          <draw:text-box>
            <text:p text:style-name="P1"><text:span text:style-name="T2">Modernizing C++ Code</text:span><text:span text:style-name="T2"><text:line-break/></text:span><text:span text:style-name="T2">Getting Rid of Raw Pointers</text:span></text:p>
          </draw:text-box>
        </draw:frame>
        <draw:frame draw:name="Text Placeholder 5" presentation:style-name="pr8" draw:text-style-name="P8" draw:layer="layout" svg:width="22.225cm" svg:height="12.562cm" svg:x="5.907cm" svg:y="4.524cm" presentation:class="outline" presentation:user-transformed="true">
          <draw:text-box>
            <text:p text:style-name="P7"><text:span text:style-name="T27">widget*</text:span><text:span text:style-name="T4"> next_widget();</text:span></text:p>
            <text:p text:style-name="P7"><text:span text:style-name="T4">void read_widget() {</text:span></text:p>
            <text:p text:style-name="P7"><text:span text:style-name="T4"><text:s text:c="2"/></text:span><text:span text:style-name="T4">if ((widget* pw = next_widget()) != NULL) {</text:span></text:p>
            <text:p text:style-name="P7"><text:span text:style-name="T4"><text:s text:c="4"/></text:span><text:span text:style-name="T4">pw-&gt;process_widget();</text:span></text:p>
            <text:p text:style-name="P7"><text:span text:style-name="T4"><text:s text:c="4"/></text:span><text:span text:style-name="T27">delete pw;</text:span></text:p>
            <text:p text:style-name="P7"><text:span text:style-name="T4"><text:s text:c="2"/></text:span><text:span text:style-name="T4">}</text:span></text:p>
            <text:p text:style-name="P7"><text:span text:style-name="T4">}</text:span></text:p>
            <text:p text:style-name="P7"><text:span text:style-name="T34">unique_ptr&lt;widget&gt;</text:span><text:span text:style-name="T4"> next_widget();</text:span></text:p>
            <text:p text:style-name="P7"><text:span text:style-name="T4">void read_widget() {</text:span></text:p>
            <text:p text:style-name="P7"><text:span text:style-name="T4"><text:s text:c="2"/></text:span><text:span text:style-name="T4">if (auto pw = next_widget()) {</text:span></text:p>
            <text:p text:style-name="P7"><text:span text:style-name="T4"><text:s text:c="4"/></text:span><text:span text:style-name="T4">pw-&gt;process_widget();</text:span></text:p>
            <text:p text:style-name="P7"><text:span text:style-name="T4"><text:s text:c="2"/></text:span><text:span text:style-name="T4">}</text:span></text:p>
            <text:p text:style-name="P7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3" svg:font-family="Calibri" style:font-family-generic="modern"/>
    <style:font-face style:name="Calibri Light1" svg:font-family="'Calibri Light'" style:font-family-generic="modern"/>
    <style:font-face style:name="Consolas" svg:font-family="Consolas" style:font-family-generic="modern"/>
    <style:font-face style:name="Calibri2" svg:font-family="Calibri" style:font-family-generic="swiss"/>
    <style:font-face style:name="Segoe1" svg:font-family="Segoe" style:font-family-generic="swiss"/>
    <style:font-face style:name="Calibri4" svg:font-family="Calibri" style:font-pitch="fixed"/>
    <style:font-face style:name="Calibri Light2" svg:font-family="'Calibri Light'" style:font-pitch="fixed"/>
    <style:font-face style:name="Consolas2" svg:font-family="Consolas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Consolas4" svg:font-family="Consolas" style:font-family-generic="swiss" style:font-pitch="fixed"/>
    <style:font-face style:name="Segoe2" svg:font-family="Segoe" style:font-family-generic="swiss" style:font-pitch="fixed"/>
    <style:font-face style:name="Calibri" svg:font-family="Calibri" style:font-pitch="variable"/>
    <style:font-face style:name="Calibri Light3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onsolas3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Segoe3" svg:font-family="Segoe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Segoe" svg:font-family="Segoe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5f_Header-outline2" style:display-name="Section_Header-outline2" style:family="presentation" style:parent-style-name="Section_5f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5f_Header-outline3" style:display-name="Section_Header-outline3" style:family="presentation" style:parent-style-name="Section_5f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5f_Header-outline4" style:display-name="Section_Header-outline4" style:family="presentation" style:parent-style-name="Section_5f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argeCodeSnippets-background" style:family="presentation">
      <style:graphic-properties draw:stroke="none" draw:fill="solid" draw:fill-color="#ffffff"/>
      <style:text-properties style:letter-kerning="true"/>
    </style:style>
    <style:style style:name="LargeCodeSnipp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CodeSnipp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CodeSnippets-outline1" style:family="presentation">
      <style:graphic-properties draw:stroke="none" draw:fill="none" draw:auto-grow-height="false" draw:fit-to-size="shrink-to-fit" style:shrink-to-fit="true">
        <text:list-style style:name="LargeCodeSnipp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LargeCodeSnippets-outline2" style:family="presentation" style:parent-style-name="LargeCodeSnippet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rgeCodeSnippets-outline3" style:family="presentation" style:parent-style-name="LargeCodeSnippet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argeCodeSnippets-outline4" style:family="presentation" style:parent-style-name="LargeCodeSnippet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argeCodeSnippets-outline5" style:family="presentation" style:parent-style-name="LargeCodeSnippets-outline4">
      <style:paragraph-properties fo:margin-top="0.1cm" fo:margin-bottom="0cm"/>
      <style:text-properties fo:font-size="20pt" style:font-size-asian="20pt" style:font-size-complex="20pt"/>
    </style:style>
    <style:style style:name="LargeCodeSnippets-outline6" style:family="presentation" style:parent-style-name="LargeCodeSnippets-outline5">
      <style:paragraph-properties fo:margin-top="0.1cm" fo:margin-bottom="0cm"/>
      <style:text-properties fo:font-size="20pt" style:font-size-asian="20pt" style:font-size-complex="20pt"/>
    </style:style>
    <style:style style:name="LargeCodeSnippets-outline7" style:family="presentation" style:parent-style-name="LargeCodeSnippets-outline6">
      <style:paragraph-properties fo:margin-top="0.1cm" fo:margin-bottom="0cm"/>
      <style:text-properties fo:font-size="20pt" style:font-size-asian="20pt" style:font-size-complex="20pt"/>
    </style:style>
    <style:style style:name="LargeCodeSnippets-outline8" style:family="presentation" style:parent-style-name="LargeCodeSnippets-outline7">
      <style:paragraph-properties fo:margin-top="0.1cm" fo:margin-bottom="0cm"/>
      <style:text-properties fo:font-size="20pt" style:font-size-asian="20pt" style:font-size-complex="20pt"/>
    </style:style>
    <style:style style:name="LargeCodeSnippets-outline9" style:family="presentation" style:parent-style-name="LargeCodeSnippets-outline8">
      <style:paragraph-properties fo:margin-top="0.1cm" fo:margin-bottom="0cm"/>
      <style:text-properties fo:font-size="20pt" style:font-size-asian="20pt" style:font-size-complex="20pt"/>
    </style:style>
    <style:style style:name="LargeCodeSnippets-subtitle" style:family="presentation">
      <style:graphic-properties draw:stroke="none" draw:fill="none" draw:textarea-vertical-align="middle">
        <text:list-style style:name="LargeCodeSnipp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CodeSnippets-title" style:family="presentation">
      <style:graphic-properties draw:stroke="none" draw:fill="none" draw:textarea-vertical-align="middle">
        <text:list-style style:name="LargeCodeSnipp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ulkCode-background" style:family="presentation">
      <style:graphic-properties draw:stroke="none" draw:fill="solid" draw:fill-color="#ffffff"/>
      <style:text-properties style:letter-kerning="true"/>
    </style:style>
    <style:style style:name="Bulk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k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kCode-outline1" style:family="presentation">
      <style:graphic-properties draw:stroke="none" draw:fill="none" draw:auto-grow-height="false" draw:fit-to-size="shrink-to-fit" style:shrink-to-fit="true">
        <text:list-style style:name="Bulk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ulkCode-outline2" style:family="presentation" style:parent-style-name="BulkCo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ulkCode-outline3" style:family="presentation" style:parent-style-name="BulkCo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ulkCode-outline4" style:family="presentation" style:parent-style-name="BulkCo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ulkCode-outline5" style:family="presentation" style:parent-style-name="BulkCode-outline4">
      <style:paragraph-properties fo:margin-top="0.1cm" fo:margin-bottom="0cm"/>
      <style:text-properties fo:font-size="20pt" style:font-size-asian="20pt" style:font-size-complex="20pt"/>
    </style:style>
    <style:style style:name="BulkCode-outline6" style:family="presentation" style:parent-style-name="BulkCode-outline5">
      <style:paragraph-properties fo:margin-top="0.1cm" fo:margin-bottom="0cm"/>
      <style:text-properties fo:font-size="20pt" style:font-size-asian="20pt" style:font-size-complex="20pt"/>
    </style:style>
    <style:style style:name="BulkCode-outline7" style:family="presentation" style:parent-style-name="BulkCode-outline6">
      <style:paragraph-properties fo:margin-top="0.1cm" fo:margin-bottom="0cm"/>
      <style:text-properties fo:font-size="20pt" style:font-size-asian="20pt" style:font-size-complex="20pt"/>
    </style:style>
    <style:style style:name="BulkCode-outline8" style:family="presentation" style:parent-style-name="BulkCode-outline7">
      <style:paragraph-properties fo:margin-top="0.1cm" fo:margin-bottom="0cm"/>
      <style:text-properties fo:font-size="20pt" style:font-size-asian="20pt" style:font-size-complex="20pt"/>
    </style:style>
    <style:style style:name="BulkCode-outline9" style:family="presentation" style:parent-style-name="BulkCode-outline8">
      <style:paragraph-properties fo:margin-top="0.1cm" fo:margin-bottom="0cm"/>
      <style:text-properties fo:font-size="20pt" style:font-size-asian="20pt" style:font-size-complex="20pt"/>
    </style:style>
    <style:style style:name="BulkCode-subtitle" style:family="presentation">
      <style:graphic-properties draw:stroke="none" draw:fill="none" draw:textarea-vertical-align="middle">
        <text:list-style style:name="Bulk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kCode-title" style:family="presentation">
      <style:graphic-properties draw:stroke="none" draw:fill="none" draw:textarea-vertical-align="middle">
        <text:list-style style:name="Bulk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deSnippets-background" style:family="presentation">
      <style:graphic-properties draw:stroke="none" draw:fill="solid" draw:fill-color="#ffffff"/>
      <style:text-properties style:letter-kerning="true"/>
    </style:style>
    <style:style style:name="CodeSnipp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Snipp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Snippets-outline1" style:family="presentation">
      <style:graphic-properties draw:stroke="none" draw:fill="none" draw:auto-grow-height="false" draw:fit-to-size="shrink-to-fit" style:shrink-to-fit="true">
        <text:list-style style:name="CodeSnipp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deSnippets-outline2" style:family="presentation" style:parent-style-name="CodeSnippet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deSnippets-outline3" style:family="presentation" style:parent-style-name="CodeSnippet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deSnippets-outline4" style:family="presentation" style:parent-style-name="CodeSnippet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deSnippets-outline5" style:family="presentation" style:parent-style-name="CodeSnippets-outline4">
      <style:paragraph-properties fo:margin-top="0.1cm" fo:margin-bottom="0cm"/>
      <style:text-properties fo:font-size="20pt" style:font-size-asian="20pt" style:font-size-complex="20pt"/>
    </style:style>
    <style:style style:name="CodeSnippets-outline6" style:family="presentation" style:parent-style-name="CodeSnippets-outline5">
      <style:paragraph-properties fo:margin-top="0.1cm" fo:margin-bottom="0cm"/>
      <style:text-properties fo:font-size="20pt" style:font-size-asian="20pt" style:font-size-complex="20pt"/>
    </style:style>
    <style:style style:name="CodeSnippets-outline7" style:family="presentation" style:parent-style-name="CodeSnippets-outline6">
      <style:paragraph-properties fo:margin-top="0.1cm" fo:margin-bottom="0cm"/>
      <style:text-properties fo:font-size="20pt" style:font-size-asian="20pt" style:font-size-complex="20pt"/>
    </style:style>
    <style:style style:name="CodeSnippets-outline8" style:family="presentation" style:parent-style-name="CodeSnippets-outline7">
      <style:paragraph-properties fo:margin-top="0.1cm" fo:margin-bottom="0cm"/>
      <style:text-properties fo:font-size="20pt" style:font-size-asian="20pt" style:font-size-complex="20pt"/>
    </style:style>
    <style:style style:name="CodeSnippets-outline9" style:family="presentation" style:parent-style-name="CodeSnippets-outline8">
      <style:paragraph-properties fo:margin-top="0.1cm" fo:margin-bottom="0cm"/>
      <style:text-properties fo:font-size="20pt" style:font-size-asian="20pt" style:font-size-complex="20pt"/>
    </style:style>
    <style:style style:name="CodeSnippets-subtitle" style:family="presentation">
      <style:graphic-properties draw:stroke="none" draw:fill="none" draw:textarea-vertical-align="middle">
        <text:list-style style:name="CodeSnipp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Snippets-title" style:family="presentation">
      <style:graphic-properties draw:stroke="none" draw:fill="none" draw:textarea-vertical-align="middle">
        <text:list-style style:name="CodeSnipp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27cm" draw:shadow-offset-y="0.021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argeCodeSnippets-outline1">
      <style:graphic-properties draw:stroke="none" svg:stroke-width="0cm" draw:fill="solid" draw:fill-color="#ffffff" draw:opacity="69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5" style:family="presentation" style:parent-style-name="LargeCodeSnippets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6" style:family="presentation" style:parent-style-name="LargeCodeSnippets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Mpr7" style:family="presentation" style:parent-style-name="LargeCodeSnipp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LargeCodeSnipp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ulkCode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BulkCo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Mpr11" style:family="presentation" style:parent-style-name="BulkCo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ulkCo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CodeSnippets-outline1">
      <style:graphic-properties draw:stroke="none" svg:stroke-width="0cm" draw:fill="solid" draw:fill-color="#ffffff" draw:opacity="69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CodeSnippets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CodeSnippets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Mpr21" style:family="presentation" style:parent-style-name="CodeSnipp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CodeSnipp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66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6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9" style:family="paragraph">
      <loext:graphic-properties draw:fill="solid" draw:fill-color="#ffffff" draw:opacity="69%"/>
      <style:paragraph-properties fo:text-align="center" style:font-independent-line-spacing="true"/>
      <style:text-properties fo:font-size="28pt"/>
    </style:style>
    <style:style style:name="MP10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solid" draw:fill-color="#4b84c9" draw:opacity="50%"/>
      <style:paragraph-properties fo:text-align="center" style:font-independent-line-spacing="true"/>
      <style:text-properties fo:font-size="18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I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C00000084C67284E258177923.png" xlink:type="simple" xlink:show="embed" xlink:actuate="onLoad">
        <style:list-level-properties text:space-before="0.001cm" text:min-label-width="0.952cm" style:vertical-pos="middle" style:vertical-rel="line" fo:width="0.691cm" fo:height="0.69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frame draw:name="Title Placeholder 1" presentation:style-name="Mpr1" draw:text-style-name="MP6" draw:layer="backgroundobjects" svg:width="19.201cm" svg:height="2.82cm" svg:x="2.265cm" svg:y="7.886cm" presentation:class="title" presentation:user-transformed="true">
        <draw:text-box>
          <text:p text:style-name="MP5"><text:span text:style-name="MT1">Click to add section header title</text:span></text:p>
        </draw:text-box>
      </draw:frame>
      <draw:frame draw:name="Picture 11" draw:style-name="Mgr3" draw:text-style-name="MP7" draw:layer="backgroundobjects" svg:width="15.305cm" svg:height="12.342cm" svg:x="19.867cm" svg:y="3.124cm">
        <draw:image xlink:href="Pictures/10000201000002A6000002D9255999EF5738E4C9.png" xlink:type="simple" xlink:show="embed" xlink:actuate="onLoad" loext:mime-type="image/png">
          <text:p/>
        </draw:image>
      </draw:frame>
      <draw:frame presentation:style-name="Section_5f_Header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rgeCodeSnippets" style:page-layout-name="PM1" draw:style-name="Mdp1">
      <draw:frame draw:name="Text Placeholder 12" presentation:style-name="Mpr4" draw:text-style-name="MP9" draw:layer="backgroundobjects" svg:width="29.602cm" svg:height="4.174cm" svg:x="2.265cm" svg:y="4.15cm" presentation:class="outline" presentation:user-transformed="true">
        <draw:text-box>
          <text:list text:style-name="ML4">
            <text:list-item>
              <text:p text:style-name="MP8"><text:span text:style-name="MT2">Click to edit Master text styles</text:span></text:p>
            </text:list-item>
          </text:list>
        </draw:text-box>
      </draw:frame>
      <draw:frame draw:name="Text Placeholder 14" presentation:style-name="Mpr5" draw:text-style-name="MP11" draw:layer="backgroundobjects" svg:width="29.634cm" svg:height="8.361cm" svg:x="2.232cm" svg:y="8.725cm" presentation:class="outline" presentation:user-transformed="true">
        <draw:text-box>
          <text:p text:style-name="MP10"><text:span text:style-name="MT3">Click to edit Master text styles</text:span></text:p>
        </draw:text-box>
      </draw:frame>
      <draw:frame draw:name="Title Placeholder 1" presentation:style-name="Mpr6" draw:text-style-name="MP13" draw:layer="backgroundobjects" svg:width="29.336cm" svg:height="1.999cm" svg:x="2.265cm" svg:y="1.524cm" presentation:class="title" presentation:user-transformed="true">
        <draw:text-box>
          <text:p text:style-name="MP12"><text:span text:style-name="MT4">Click to edit Master title style</text:span></text:p>
        </draw:text-box>
      </draw:frame>
      <presentation:notes style:page-layout-name="PM0">
        <draw:page-thumbnail presentation:style-name="LargeCodeSnippets-title" draw:layer="backgroundobjects" svg:width="19.798cm" svg:height="11.136cm" svg:x="0.6cm" svg:y="2.257cm" presentation:class="page"/>
        <draw:frame presentation:style-name="LargeCodeSnippe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ulkCode" style:page-layout-name="PM1" draw:style-name="Mdp1">
      <draw:frame draw:name="Text Placeholder 14" presentation:style-name="Mpr9" draw:text-style-name="MP11" draw:layer="backgroundobjects" svg:width="29.634cm" svg:height="12.941cm" svg:x="2.232cm" svg:y="4.145cm" presentation:class="outline" presentation:user-transformed="true">
        <draw:text-box>
          <text:p text:style-name="MP10"><text:span text:style-name="MT3">Click to edit Master text styles</text:span></text:p>
        </draw:text-box>
      </draw:frame>
      <draw:frame draw:name="Title Placeholder 1" presentation:style-name="Mpr10" draw:text-style-name="MP13" draw:layer="backgroundobjects" svg:width="29.336cm" svg:height="1.999cm" svg:x="2.265cm" svg:y="1.524cm" presentation:class="title" presentation:user-transformed="true">
        <draw:text-box>
          <text:p text:style-name="MP12"><text:span text:style-name="MT4">Click to edit Master title style</text:span></text:p>
        </draw:text-box>
      </draw:frame>
      <presentation:notes style:page-layout-name="PM0">
        <draw:page-thumbnail presentation:style-name="BulkCode-title" draw:layer="backgroundobjects" svg:width="19.798cm" svg:height="11.136cm" svg:x="0.6cm" svg:y="2.257cm" presentation:class="page"/>
        <draw:frame presentation:style-name="BulkCo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3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14" draw:text-style-name="MP15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8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9"><text:date style:data-style-name="D1" text:date-value="2020-06-14">6/14/20</text:date></text:span></text:p>
        </draw:text-box>
      </draw:frame>
      <draw:frame draw:name="Footer Placeholder 4" presentation:style-name="Mpr15" draw:text-style-name="MP1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5" draw:text-style-name="MP17" draw:layer="backgroundobjects" svg:width="7.619cm" svg:height="1.013cm" svg:x="23.918cm" svg:y="17.657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deSnippets" style:page-layout-name="PM1" draw:style-name="Mdp1">
      <draw:frame draw:name="Text Placeholder 12" presentation:style-name="Mpr18" draw:text-style-name="MP9" draw:layer="backgroundobjects" svg:width="29.602cm" svg:height="6.349cm" svg:x="2.265cm" svg:y="4.15cm" presentation:class="outline" presentation:user-transformed="true">
        <draw:text-box>
          <text:list text:style-name="ML4">
            <text:list-item>
              <text:p text:style-name="MP8"><text:span text:style-name="MT2">Click to edit Master text styles</text:span></text:p>
            </text:list-item>
          </text:list>
        </draw:text-box>
      </draw:frame>
      <draw:frame draw:name="Text Placeholder 14" presentation:style-name="Mpr19" draw:text-style-name="MP11" draw:layer="backgroundobjects" svg:width="29.634cm" svg:height="6.326cm" svg:x="2.232cm" svg:y="10.76cm" presentation:class="outline" presentation:user-transformed="true">
        <draw:text-box>
          <text:p text:style-name="MP10"><text:span text:style-name="MT3">Click to edit Master text styles</text:span></text:p>
        </draw:text-box>
      </draw:frame>
      <draw:frame draw:name="Title Placeholder 1" presentation:style-name="Mpr20" draw:text-style-name="MP13" draw:layer="backgroundobjects" svg:width="29.336cm" svg:height="1.999cm" svg:x="2.265cm" svg:y="1.524cm" presentation:class="title" presentation:user-transformed="true">
        <draw:text-box>
          <text:p text:style-name="MP12"><text:span text:style-name="MT4">Click to edit Master title style</text:span></text:p>
        </draw:text-box>
      </draw:frame>
      <presentation:notes style:page-layout-name="PM0">
        <draw:page-thumbnail presentation:style-name="CodeSnippets-title" draw:layer="backgroundobjects" svg:width="19.798cm" svg:height="11.136cm" svg:x="0.6cm" svg:y="2.257cm" presentation:class="page"/>
        <draw:frame presentation:style-name="CodeSnippets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mart Pointers</dc:title>
    <meta:initial-creator>ערן קאופמן/Eran Kaufman</meta:initial-creator>
    <dc:creator>ערן קאופמן/Eran Kaufman</dc:creator>
    <meta:editing-cycles>2</meta:editing-cycles>
    <meta:creation-date>2020-06-03T08:37:35</meta:creation-date>
    <dc:date>2020-06-03T08:55:38</dc:date>
    <meta:editing-duration>PT18M</meta:editing-duration>
    <meta:generator>LibreOffice/6.4.3.2$Linux_X86_64 LibreOffice_project/40$Build-2</meta:generator>
    <meta:document-statistic meta:object-count="1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